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79823008849558cm"/>
    </style:style>
    <style:style style:name="ro1" style:family="table-row">
      <style:table-row-properties style:row-height="14.6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c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900" table:style-name="ce1">
            <text:p>90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1040" table:style-name="ce1">
            <text:p>104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591.2" table:style-name="ce1">
            <text:p>1591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340" table:style-name="ce1">
            <text:p>2340</text:p>
          </table:table-cell>
          <table:table-cell office:value-type="float" office:value="940" table:style-name="ce1">
            <text:p>94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2080" table:style-name="ce1">
            <text:p>20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415.23" table:style-name="ce1">
            <text:p>1415.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340" table:style-name="ce1">
            <text:p>234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2080" table:style-name="ce1">
            <text:p>20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340" table:style-name="ce1">
            <text:p>234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200" table:style-name="ce1">
            <text:p>120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260" table:style-name="ce1">
            <text:p>26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9.92" table:style-name="ce1">
            <text:p>49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340" table:style-name="ce1">
            <text:p>234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520" table:style-name="ce1">
            <text:p>5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34.78" table:style-name="ce1">
            <text:p>134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347" table:style-name="ce1">
            <text:p>34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88.32" table:style-name="ce1">
            <text:p>88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174" table:style-name="ce1">
            <text:p>17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5.6" table:style-name="ce1">
            <text:p>45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347" table:style-name="ce1">
            <text:p>34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88.32" table:style-name="ce1">
            <text:p>88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174" table:style-name="ce1">
            <text:p>17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5.6" table:style-name="ce1">
            <text:p>45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800" table:style-name="ce1">
            <text:p>80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197" table:style-name="ce1">
            <text:p>19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96" table:style-name="ce1">
            <text:p>0.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990" table:style-name="ce1">
            <text:p>990</text:p>
          </table:table-cell>
          <table:table-cell office:value-type="float" office:value="840" table:style-name="ce1">
            <text:p>84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590" table:style-name="ce1">
            <text:p>59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717.91" table:style-name="ce1">
            <text:p>717.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990" table:style-name="ce1">
            <text:p>99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295" table:style-name="ce1">
            <text:p>29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48.68" table:style-name="ce1">
            <text:p>148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940" table:style-name="ce1">
            <text:p>9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590" table:style-name="ce1">
            <text:p>59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978.22" table:style-name="ce1">
            <text:p>978.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640" table:style-name="ce1">
            <text:p>1640</text:p>
          </table:table-cell>
          <table:table-cell office:value-type="float" office:value="980" table:style-name="ce1">
            <text:p>98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1180" table:style-name="ce1">
            <text:p>11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501.9" table:style-name="ce1">
            <text:p>1501.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640" table:style-name="ce1">
            <text:p>16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1180" table:style-name="ce1">
            <text:p>11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140.52" table:style-name="ce1">
            <text:p>2140.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250" table:style-name="ce1">
            <text:p>25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7.31" table:style-name="ce1">
            <text:p>7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510" table:style-name="ce1">
            <text:p>510</text:p>
          </table:table-cell>
          <table:table-cell office:value-type="float" office:value="290" table:style-name="ce1">
            <text:p>29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74" table:style-name="ce1">
            <text:p>7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8.6" table:style-name="ce1">
            <text:p>38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510" table:style-name="ce1">
            <text:p>51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9.66" table:style-name="ce1">
            <text:p>29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72" table:style-name="ce1">
            <text:p>0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540" table:style-name="ce1">
            <text:p>154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1" table:style-name="ce1">
            <text:p>1</text:p>
          </table:table-cell>
          <table:table-cell office:value-type="float" office:value="135" table:style-name="ce1">
            <text:p>13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55.94999999999999" table:style-name="ce1">
            <text:p>155.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540" table:style-name="ce1">
            <text:p>154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1" table:style-name="ce1">
            <text:p>1</text:p>
          </table:table-cell>
          <table:table-cell office:value-type="float" office:value="90" table:style-name="ce1">
            <text:p>9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92.88" table:style-name="ce1">
            <text:p>92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00" table:style-name="ce1">
            <text:p>10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08" table:style-name="ce1">
            <text:p>1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770" table:style-name="ce1">
            <text:p>77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3.18" table:style-name="ce1">
            <text:p>13.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770" table:style-name="ce1">
            <text:p>77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.8600000000000003" table:style-name="ce1">
            <text:p>4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800" table:style-name="ce1">
            <text:p>80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274" table:style-name="ce1">
            <text:p>27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64.32" table:style-name="ce1">
            <text:p>264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410" table:style-name="ce1">
            <text:p>4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602.21" table:style-name="ce1">
            <text:p>602.2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840" table:style-name="ce1">
            <text:p>84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410" table:style-name="ce1">
            <text:p>4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629.76" table:style-name="ce1">
            <text:p>629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250" table:style-name="ce1">
            <text:p>25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.81" table:style-name="ce1">
            <text:p>3.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620" table:style-name="ce1">
            <text:p>620</text:p>
          </table:table-cell>
          <table:table-cell office:value-type="float" office:value="290" table:style-name="ce1">
            <text:p>29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69" table:style-name="ce1">
            <text:p>69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1.28" table:style-name="ce1">
            <text:p>5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620" table:style-name="ce1">
            <text:p>62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4.54" table:style-name="ce1">
            <text:p>24.54</text:p>
          </table:table-cell>
          <table:table-cell table:number-columns-repeated="16375"/>
        </table:table-row>
        <table:table-row table:number-rows-repeated="1048543" table:style-name="ro1">
          <table:table-cell table:number-columns-repeated="16384"/>
        </table:table-row>
      </table:table>
      <table:table table:name="nc2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900" table:style-name="ce1">
            <text:p>90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1040" table:style-name="ce1">
            <text:p>104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516.32" table:style-name="ce1">
            <text:p>1516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340" table:style-name="ce1">
            <text:p>2340</text:p>
          </table:table-cell>
          <table:table-cell office:value-type="float" office:value="940" table:style-name="ce1">
            <text:p>94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2080" table:style-name="ce1">
            <text:p>208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265.47" table:style-name="ce1">
            <text:p>1265.4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340" table:style-name="ce1">
            <text:p>234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2080" table:style-name="ce1">
            <text:p>208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190.2399999999998" table:style-name="ce1">
            <text:p>2190.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200" table:style-name="ce1">
            <text:p>120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520" table:style-name="ce1">
            <text:p>520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349.44" table:style-name="ce1">
            <text:p>349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340" table:style-name="ce1">
            <text:p>234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520" table:style-name="ce1">
            <text:p>52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97.34" table:style-name="ce1">
            <text:p>97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3.01" table:style-name="ce1">
            <text:p>3.0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347" table:style-name="ce1">
            <text:p>347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63.34" table:style-name="ce1">
            <text:p>63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174" table:style-name="ce1">
            <text:p>174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33.07" table:style-name="ce1">
            <text:p>33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3.01" table:style-name="ce1">
            <text:p>3.0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347" table:style-name="ce1">
            <text:p>347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63.34" table:style-name="ce1">
            <text:p>63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174" table:style-name="ce1">
            <text:p>174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33.07" table:style-name="ce1">
            <text:p>33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800" table:style-name="ce1">
            <text:p>80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295" table:style-name="ce1">
            <text:p>295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28.32" table:style-name="ce1">
            <text:p>28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990" table:style-name="ce1">
            <text:p>990</text:p>
          </table:table-cell>
          <table:table-cell office:value-type="float" office:value="840" table:style-name="ce1">
            <text:p>84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590" table:style-name="ce1">
            <text:p>59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675.43" table:style-name="ce1">
            <text:p>675.4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990" table:style-name="ce1">
            <text:p>99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295" table:style-name="ce1">
            <text:p>29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27.44" table:style-name="ce1">
            <text:p>127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940" table:style-name="ce1">
            <text:p>9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590" table:style-name="ce1">
            <text:p>59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935.74" table:style-name="ce1">
            <text:p>935.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640" table:style-name="ce1">
            <text:p>1640</text:p>
          </table:table-cell>
          <table:table-cell office:value-type="float" office:value="980" table:style-name="ce1">
            <text:p>98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1180" table:style-name="ce1">
            <text:p>1180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482.38" table:style-name="ce1">
            <text:p>482.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640" table:style-name="ce1">
            <text:p>16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1180" table:style-name="ce1">
            <text:p>1180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1121" table:style-name="ce1">
            <text:p>112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250" table:style-name="ce1">
            <text:p>25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5.73" table:style-name="ce1">
            <text:p>5.7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510" table:style-name="ce1">
            <text:p>510</text:p>
          </table:table-cell>
          <table:table-cell office:value-type="float" office:value="290" table:style-name="ce1">
            <text:p>29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25.06" table:style-name="ce1">
            <text:p>25.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510" table:style-name="ce1">
            <text:p>51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66" table:style-name="ce1">
            <text:p>66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18.71" table:style-name="ce1">
            <text:p>18.7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0.43" table:style-name="ce1">
            <text:p>0.4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540" table:style-name="ce1">
            <text:p>154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1" table:style-name="ce1">
            <text:p>1</text:p>
          </table:table-cell>
          <table:table-cell office:value-type="float" office:value="135" table:style-name="ce1">
            <text:p>135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39.31" table:style-name="ce1">
            <text:p>39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540" table:style-name="ce1">
            <text:p>154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1" table:style-name="ce1">
            <text:p>1</text:p>
          </table:table-cell>
          <table:table-cell office:value-type="float" office:value="90" table:style-name="ce1">
            <text:p>90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15.12" table:style-name="ce1">
            <text:p>15.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00" table:style-name="ce1">
            <text:p>10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0.65" table:style-name="ce1">
            <text:p>0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770" table:style-name="ce1">
            <text:p>77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9.94" table:style-name="ce1">
            <text:p>9.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770" table:style-name="ce1">
            <text:p>77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62" table:style-name="ce1">
            <text:p>1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800" table:style-name="ce1">
            <text:p>80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410" table:style-name="ce1">
            <text:p>410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301.76" table:style-name="ce1">
            <text:p>301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410" table:style-name="ce1">
            <text:p>410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247.97" table:style-name="ce1">
            <text:p>247.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840" table:style-name="ce1">
            <text:p>84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410" table:style-name="ce1">
            <text:p>410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275.52" table:style-name="ce1">
            <text:p>275.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250" table:style-name="ce1">
            <text:p>25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.95" table:style-name="ce1">
            <text:p>2.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620" table:style-name="ce1">
            <text:p>620</text:p>
          </table:table-cell>
          <table:table-cell office:value-type="float" office:value="290" table:style-name="ce1">
            <text:p>290</text:p>
          </table:table-cell>
          <table:table-cell office:value-type="float" office:value="820" table:style-name="ce1">
            <text:p>820</text:p>
          </table:table-cell>
          <table:table-cell office:value-type="float" office:value="2" table:style-name="ce1">
            <text:p>2</text:p>
          </table:table-cell>
          <table:table-cell office:value-type="float" office:value="69" table:style-name="ce1">
            <text:p>69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46.32" table:style-name="ce1">
            <text:p>46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620" table:style-name="ce1">
            <text:p>62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2.02" table:style-name="ce1">
            <text:p>22.02</text:p>
          </table:table-cell>
          <table:table-cell table:number-columns-repeated="16375"/>
        </table:table-row>
        <table:table-row table:number-rows-repeated="1048543" table:style-name="ro1">
          <table:table-cell table:number-columns-repeated="16384"/>
        </table:table-row>
      </table:table>
      <table:table table:name="nc3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900" table:style-name="ce1">
            <text:p>90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1040" table:style-name="ce1">
            <text:p>1040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1067.04" table:style-name="ce1">
            <text:p>1067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340" table:style-name="ce1">
            <text:p>2340</text:p>
          </table:table-cell>
          <table:table-cell office:value-type="float" office:value="940" table:style-name="ce1">
            <text:p>94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2080" table:style-name="ce1">
            <text:p>208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265.47" table:style-name="ce1">
            <text:p>1265.4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340" table:style-name="ce1">
            <text:p>234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2080" table:style-name="ce1">
            <text:p>208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190.2399999999998" table:style-name="ce1">
            <text:p>2190.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200" table:style-name="ce1">
            <text:p>120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520" table:style-name="ce1">
            <text:p>520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324.48" table:style-name="ce1">
            <text:p>324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340" table:style-name="ce1">
            <text:p>234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520" table:style-name="ce1">
            <text:p>52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97.34" table:style-name="ce1">
            <text:p>97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2.14" table:style-name="ce1">
            <text:p>2.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347" table:style-name="ce1">
            <text:p>347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63.34" table:style-name="ce1">
            <text:p>63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174" table:style-name="ce1">
            <text:p>174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33.07" table:style-name="ce1">
            <text:p>33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2.14" table:style-name="ce1">
            <text:p>2.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347" table:style-name="ce1">
            <text:p>347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63.34" table:style-name="ce1">
            <text:p>63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174" table:style-name="ce1">
            <text:p>174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33.07" table:style-name="ce1">
            <text:p>33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800" table:style-name="ce1">
            <text:p>80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295" table:style-name="ce1">
            <text:p>295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14.16" table:style-name="ce1">
            <text:p>14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990" table:style-name="ce1">
            <text:p>990</text:p>
          </table:table-cell>
          <table:table-cell office:value-type="float" office:value="840" table:style-name="ce1">
            <text:p>840</text:p>
          </table:table-cell>
          <table:table-cell office:value-type="float" office:value="1180" table:style-name="ce1">
            <text:p>1180</text:p>
          </table:table-cell>
          <table:table-cell office:value-type="float" office:value="3" table:style-name="ce1">
            <text:p>3</text:p>
          </table:table-cell>
          <table:table-cell office:value-type="float" office:value="590" table:style-name="ce1">
            <text:p>590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420.55" table:style-name="ce1">
            <text:p>420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990" table:style-name="ce1">
            <text:p>99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3" table:style-name="ce1">
            <text:p>3</text:p>
          </table:table-cell>
          <table:table-cell office:value-type="float" office:value="295" table:style-name="ce1">
            <text:p>295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940" table:style-name="ce1">
            <text:p>9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3" table:style-name="ce1">
            <text:p>3</text:p>
          </table:table-cell>
          <table:table-cell office:value-type="float" office:value="590" table:style-name="ce1">
            <text:p>590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680.86" table:style-name="ce1">
            <text:p>680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640" table:style-name="ce1">
            <text:p>1640</text:p>
          </table:table-cell>
          <table:table-cell office:value-type="float" office:value="980" table:style-name="ce1">
            <text:p>98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1180" table:style-name="ce1">
            <text:p>1180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425.74" table:style-name="ce1">
            <text:p>425.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640" table:style-name="ce1">
            <text:p>16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1180" table:style-name="ce1">
            <text:p>1180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1064.3599999999999" table:style-name="ce1">
            <text:p>1064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250" table:style-name="ce1">
            <text:p>25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5.73" table:style-name="ce1">
            <text:p>5.7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510" table:style-name="ce1">
            <text:p>510</text:p>
          </table:table-cell>
          <table:table-cell office:value-type="float" office:value="290" table:style-name="ce1">
            <text:p>29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20.309999999999999" table:style-name="ce1">
            <text:p>20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510" table:style-name="ce1">
            <text:p>51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66" table:style-name="ce1">
            <text:p>66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15.55" table:style-name="ce1">
            <text:p>15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0.43" table:style-name="ce1">
            <text:p>0.4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540" table:style-name="ce1">
            <text:p>154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1" table:style-name="ce1">
            <text:p>1</text:p>
          </table:table-cell>
          <table:table-cell office:value-type="float" office:value="135" table:style-name="ce1">
            <text:p>135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32.83" table:style-name="ce1">
            <text:p>32.8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540" table:style-name="ce1">
            <text:p>154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1" table:style-name="ce1">
            <text:p>1</text:p>
          </table:table-cell>
          <table:table-cell office:value-type="float" office:value="90" table:style-name="ce1">
            <text:p>90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10.8" table:style-name="ce1">
            <text:p>10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00" table:style-name="ce1">
            <text:p>10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0.65" table:style-name="ce1">
            <text:p>0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770" table:style-name="ce1">
            <text:p>77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9.94" table:style-name="ce1">
            <text:p>9.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770" table:style-name="ce1">
            <text:p>77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62" table:style-name="ce1">
            <text:p>1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800" table:style-name="ce1">
            <text:p>80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410" table:style-name="ce1">
            <text:p>410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282.08" table:style-name="ce1">
            <text:p>282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820" table:style-name="ce1">
            <text:p>820</text:p>
          </table:table-cell>
          <table:table-cell office:value-type="float" office:value="3" table:style-name="ce1">
            <text:p>3</text:p>
          </table:table-cell>
          <table:table-cell office:value-type="float" office:value="410" table:style-name="ce1">
            <text:p>410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395.57" table:style-name="ce1">
            <text:p>395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840" table:style-name="ce1">
            <text:p>84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3" table:style-name="ce1">
            <text:p>3</text:p>
          </table:table-cell>
          <table:table-cell office:value-type="float" office:value="410" table:style-name="ce1">
            <text:p>410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423.12" table:style-name="ce1">
            <text:p>423.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250" table:style-name="ce1">
            <text:p>25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.95" table:style-name="ce1">
            <text:p>2.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620" table:style-name="ce1">
            <text:p>620</text:p>
          </table:table-cell>
          <table:table-cell office:value-type="float" office:value="290" table:style-name="ce1">
            <text:p>290</text:p>
          </table:table-cell>
          <table:table-cell office:value-type="float" office:value="820" table:style-name="ce1">
            <text:p>820</text:p>
          </table:table-cell>
          <table:table-cell office:value-type="float" office:value="3" table:style-name="ce1">
            <text:p>3</text:p>
          </table:table-cell>
          <table:table-cell office:value-type="float" office:value="69" table:style-name="ce1">
            <text:p>69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16.510000000000002" table:style-name="ce1">
            <text:p>16.5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620" table:style-name="ce1">
            <text:p>62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6.9" table:style-name="ce1">
            <text:p>6.9</text:p>
          </table:table-cell>
          <table:table-cell table:number-columns-repeated="16375"/>
        </table:table-row>
        <table:table-row table:number-rows-repeated="1048543" table:style-name="ro1">
          <table:table-cell table:number-columns-repeated="16384"/>
        </table:table-row>
      </table:table>
      <table:table table:name="nc4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900" table:style-name="ce1">
            <text:p>90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699" table:style-name="ce1">
            <text:p>699</text:p>
          </table:table-cell>
          <table:table-cell office:value-type="float" office:value="1200" table:style-name="ce1">
            <text:p>1200</text:p>
          </table:table-cell>
          <table:table-cell office:value-type="float" office:value="2700" table:style-name="ce1">
            <text:p>2700</text:p>
          </table:table-cell>
          <table:table-cell office:value-type="float" office:value="860.76" table:style-name="ce1">
            <text:p>860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340" table:style-name="ce1">
            <text:p>2340</text:p>
          </table:table-cell>
          <table:table-cell office:value-type="float" office:value="940" table:style-name="ce1">
            <text:p>940</text:p>
          </table:table-cell>
          <table:table-cell office:value-type="float" office:value="2080" table:style-name="ce1">
            <text:p>2080</text:p>
          </table:table-cell>
          <table:table-cell office:value-type="float" office:value="4" table:style-name="ce1">
            <text:p>4</text:p>
          </table:table-cell>
          <table:table-cell office:value-type="float" office:value="2080" table:style-name="ce1">
            <text:p>208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265.47" table:style-name="ce1">
            <text:p>1265.4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340" table:style-name="ce1">
            <text:p>234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4" table:style-name="ce1">
            <text:p>4</text:p>
          </table:table-cell>
          <table:table-cell office:value-type="float" office:value="2080" table:style-name="ce1">
            <text:p>208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190.2399999999998" table:style-name="ce1">
            <text:p>2190.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200" table:style-name="ce1">
            <text:p>120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260" table:style-name="ce1">
            <text:p>260</text:p>
          </table:table-cell>
          <table:table-cell office:value-type="float" office:value="1200" table:style-name="ce1">
            <text:p>1200</text:p>
          </table:table-cell>
          <table:table-cell office:value-type="float" office:value="2700" table:style-name="ce1">
            <text:p>2700</text:p>
          </table:table-cell>
          <table:table-cell office:value-type="float" office:value="143.52000000000001" table:style-name="ce1">
            <text:p>143.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340" table:style-name="ce1">
            <text:p>234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4" table:style-name="ce1">
            <text:p>4</text:p>
          </table:table-cell>
          <table:table-cell office:value-type="float" office:value="520" table:style-name="ce1">
            <text:p>52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97.34" table:style-name="ce1">
            <text:p>97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1200" table:style-name="ce1">
            <text:p>1200</text:p>
          </table:table-cell>
          <table:table-cell office:value-type="float" office:value="990" table:style-name="ce1">
            <text:p>990</text:p>
          </table:table-cell>
          <table:table-cell office:value-type="float" office:value="1.17" table:style-name="ce1">
            <text:p>1.1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4" table:style-name="ce1">
            <text:p>4</text:p>
          </table:table-cell>
          <table:table-cell office:value-type="float" office:value="347" table:style-name="ce1">
            <text:p>347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63.34" table:style-name="ce1">
            <text:p>63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4" table:style-name="ce1">
            <text:p>4</text:p>
          </table:table-cell>
          <table:table-cell office:value-type="float" office:value="174" table:style-name="ce1">
            <text:p>174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33.07" table:style-name="ce1">
            <text:p>33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1200" table:style-name="ce1">
            <text:p>1200</text:p>
          </table:table-cell>
          <table:table-cell office:value-type="float" office:value="990" table:style-name="ce1">
            <text:p>990</text:p>
          </table:table-cell>
          <table:table-cell office:value-type="float" office:value="1.17" table:style-name="ce1">
            <text:p>1.1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4" table:style-name="ce1">
            <text:p>4</text:p>
          </table:table-cell>
          <table:table-cell office:value-type="float" office:value="347" table:style-name="ce1">
            <text:p>347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63.34" table:style-name="ce1">
            <text:p>63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4" table:style-name="ce1">
            <text:p>4</text:p>
          </table:table-cell>
          <table:table-cell office:value-type="float" office:value="174" table:style-name="ce1">
            <text:p>174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33.07" table:style-name="ce1">
            <text:p>33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800" table:style-name="ce1">
            <text:p>80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3" table:style-name="ce1">
            <text:p>3</text:p>
          </table:table-cell>
          <table:table-cell office:value-type="float" office:value="295" table:style-name="ce1">
            <text:p>295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14.16" table:style-name="ce1">
            <text:p>14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990" table:style-name="ce1">
            <text:p>990</text:p>
          </table:table-cell>
          <table:table-cell office:value-type="float" office:value="840" table:style-name="ce1">
            <text:p>84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1180" table:style-name="ce1">
            <text:p>1180</text:p>
          </table:table-cell>
          <table:table-cell office:value-type="float" office:value="1200" table:style-name="ce1">
            <text:p>1200</text:p>
          </table:table-cell>
          <table:table-cell office:value-type="float" office:value="990" table:style-name="ce1">
            <text:p>990</text:p>
          </table:table-cell>
          <table:table-cell office:value-type="float" office:value="420.55" table:style-name="ce1">
            <text:p>420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990" table:style-name="ce1">
            <text:p>99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590" table:style-name="ce1">
            <text:p>590</text:p>
          </table:table-cell>
          <table:table-cell office:value-type="float" office:value="1200" table:style-name="ce1">
            <text:p>1200</text:p>
          </table:table-cell>
          <table:table-cell office:value-type="float" office:value="990" table:style-name="ce1">
            <text:p>99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940" table:style-name="ce1">
            <text:p>9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1180" table:style-name="ce1">
            <text:p>1180</text:p>
          </table:table-cell>
          <table:table-cell office:value-type="float" office:value="1200" table:style-name="ce1">
            <text:p>1200</text:p>
          </table:table-cell>
          <table:table-cell office:value-type="float" office:value="990" table:style-name="ce1">
            <text:p>990</text:p>
          </table:table-cell>
          <table:table-cell office:value-type="float" office:value="680.86" table:style-name="ce1">
            <text:p>680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640" table:style-name="ce1">
            <text:p>1640</text:p>
          </table:table-cell>
          <table:table-cell office:value-type="float" office:value="980" table:style-name="ce1">
            <text:p>980</text:p>
          </table:table-cell>
          <table:table-cell office:value-type="float" office:value="1180" table:style-name="ce1">
            <text:p>1180</text:p>
          </table:table-cell>
          <table:table-cell office:value-type="float" office:value="3" table:style-name="ce1">
            <text:p>3</text:p>
          </table:table-cell>
          <table:table-cell office:value-type="float" office:value="1180" table:style-name="ce1">
            <text:p>1180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425.74" table:style-name="ce1">
            <text:p>425.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640" table:style-name="ce1">
            <text:p>16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3" table:style-name="ce1">
            <text:p>3</text:p>
          </table:table-cell>
          <table:table-cell office:value-type="float" office:value="1180" table:style-name="ce1">
            <text:p>1180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1064.3599999999999" table:style-name="ce1">
            <text:p>1064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250" table:style-name="ce1">
            <text:p>25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700" table:style-name="ce1">
            <text:p>2700</text:p>
          </table:table-cell>
          <table:table-cell office:value-type="float" office:value="8.75" table:style-name="ce1">
            <text:p>8.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510" table:style-name="ce1">
            <text:p>510</text:p>
          </table:table-cell>
          <table:table-cell office:value-type="float" office:value="290" table:style-name="ce1">
            <text:p>290</text:p>
          </table:table-cell>
          <table:table-cell office:value-type="float" office:value="1180" table:style-name="ce1">
            <text:p>1180</text:p>
          </table:table-cell>
          <table:table-cell office:value-type="float" office:value="3" table:style-name="ce1">
            <text:p>3</text:p>
          </table:table-cell>
          <table:table-cell office:value-type="float" office:value="99" table:style-name="ce1">
            <text:p>99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20.309999999999999" table:style-name="ce1">
            <text:p>20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510" table:style-name="ce1">
            <text:p>51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3" table:style-name="ce1">
            <text:p>3</text:p>
          </table:table-cell>
          <table:table-cell office:value-type="float" office:value="66" table:style-name="ce1">
            <text:p>66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15.55" table:style-name="ce1">
            <text:p>15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0.43" table:style-name="ce1">
            <text:p>0.4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540" table:style-name="ce1">
            <text:p>154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3" table:style-name="ce1">
            <text:p>3</text:p>
          </table:table-cell>
          <table:table-cell office:value-type="float" office:value="135" table:style-name="ce1">
            <text:p>135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32.83" table:style-name="ce1">
            <text:p>32.8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540" table:style-name="ce1">
            <text:p>154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3" table:style-name="ce1">
            <text:p>3</text:p>
          </table:table-cell>
          <table:table-cell office:value-type="float" office:value="90" table:style-name="ce1">
            <text:p>90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10.8" table:style-name="ce1">
            <text:p>10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00" table:style-name="ce1">
            <text:p>10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0.65" table:style-name="ce1">
            <text:p>0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770" table:style-name="ce1">
            <text:p>77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4" table:style-name="ce1">
            <text:p>4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9.94" table:style-name="ce1">
            <text:p>9.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770" table:style-name="ce1">
            <text:p>77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4" table:style-name="ce1">
            <text:p>4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62" table:style-name="ce1">
            <text:p>1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800" table:style-name="ce1">
            <text:p>80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3" table:style-name="ce1">
            <text:p>3</text:p>
          </table:table-cell>
          <table:table-cell office:value-type="float" office:value="410" table:style-name="ce1">
            <text:p>410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282.08" table:style-name="ce1">
            <text:p>282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820" table:style-name="ce1">
            <text:p>820</text:p>
          </table:table-cell>
          <table:table-cell office:value-type="float" office:value="2" table:style-name="ce1">
            <text:p>2</text:p>
          </table:table-cell>
          <table:table-cell office:value-type="float" office:value="274" table:style-name="ce1">
            <text:p>274</text:p>
          </table:table-cell>
          <table:table-cell office:value-type="float" office:value="1200" table:style-name="ce1">
            <text:p>1200</text:p>
          </table:table-cell>
          <table:table-cell office:value-type="float" office:value="2700" table:style-name="ce1">
            <text:p>2700</text:p>
          </table:table-cell>
          <table:table-cell office:value-type="float" office:value="309.17" table:style-name="ce1">
            <text:p>309.1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840" table:style-name="ce1">
            <text:p>84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2" table:style-name="ce1">
            <text:p>2</text:p>
          </table:table-cell>
          <table:table-cell office:value-type="float" office:value="274" table:style-name="ce1">
            <text:p>274</text:p>
          </table:table-cell>
          <table:table-cell office:value-type="float" office:value="1200" table:style-name="ce1">
            <text:p>1200</text:p>
          </table:table-cell>
          <table:table-cell office:value-type="float" office:value="2700" table:style-name="ce1">
            <text:p>2700</text:p>
          </table:table-cell>
          <table:table-cell office:value-type="float" office:value="336.72" table:style-name="ce1">
            <text:p>336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250" table:style-name="ce1">
            <text:p>25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.95" table:style-name="ce1">
            <text:p>2.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620" table:style-name="ce1">
            <text:p>620</text:p>
          </table:table-cell>
          <table:table-cell office:value-type="float" office:value="290" table:style-name="ce1">
            <text:p>290</text:p>
          </table:table-cell>
          <table:table-cell office:value-type="float" office:value="820" table:style-name="ce1">
            <text:p>820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office:value-type="float" office:value="1200" table:style-name="ce1">
            <text:p>1200</text:p>
          </table:table-cell>
          <table:table-cell office:value-type="float" office:value="2700" table:style-name="ce1">
            <text:p>2700</text:p>
          </table:table-cell>
          <table:table-cell office:value-type="float" office:value="21.04" table:style-name="ce1">
            <text:p>21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620" table:style-name="ce1">
            <text:p>62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1200" table:style-name="ce1">
            <text:p>1200</text:p>
          </table:table-cell>
          <table:table-cell office:value-type="float" office:value="2700" table:style-name="ce1">
            <text:p>2700</text:p>
          </table:table-cell>
          <table:table-cell office:value-type="float" office:value="7.98" table:style-name="ce1">
            <text:p>7.98</text:p>
          </table:table-cell>
          <table:table-cell table:number-columns-repeated="16375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/>
    <dc:creator>Paula</dc:creator>
    <meta:creation-date>2023-06-09T12:03:26Z</meta:creation-date>
    <dc:date>2023-06-13T14:07:44Z</dc:date>
  </office:meta>
</office:document-meta>
</file>